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c1e6" officeooo:paragraph-rsid="000ac1e6"/>
    </style:style>
    <style:style style:name="P2" style:family="paragraph" style:parent-style-name="Standard" style:list-style-name="L1">
      <style:text-properties officeooo:rsid="000ac1e6" officeooo:paragraph-rsid="000ac1e6"/>
    </style:style>
    <style:style style:name="P3" style:family="paragraph" style:parent-style-name="Standard" style:list-style-name="L2">
      <style:text-properties officeooo:paragraph-rsid="000ac1e6"/>
    </style:style>
    <style:style style:name="P4" style:family="paragraph" style:parent-style-name="Standard" style:list-style-name="L1">
      <style:text-properties officeooo:rsid="000c4b7b" officeooo:paragraph-rsid="000c4b7b"/>
    </style:style>
    <style:style style:name="P5" style:family="paragraph" style:parent-style-name="Standard">
      <style:text-properties officeooo:rsid="000de778" officeooo:paragraph-rsid="000de778"/>
    </style:style>
    <style:style style:name="P6" style:family="paragraph" style:parent-style-name="Standard" style:list-style-name="L3">
      <style:text-properties officeooo:rsid="000de778" officeooo:paragraph-rsid="000de778"/>
    </style:style>
    <style:style style:name="P7" style:family="paragraph" style:parent-style-name="Standard" style:list-style-name="L3">
      <style:text-properties officeooo:rsid="000de778" officeooo:paragraph-rsid="00116092"/>
    </style:style>
    <style:style style:name="P8" style:family="paragraph" style:parent-style-name="Standard">
      <style:text-properties officeooo:rsid="000fb4f3" officeooo:paragraph-rsid="000fb4f3"/>
    </style:style>
    <style:style style:name="P9" style:family="paragraph" style:parent-style-name="Standard" style:list-style-name="L3">
      <style:text-properties officeooo:rsid="001742a1" officeooo:paragraph-rsid="001742a1"/>
    </style:style>
    <style:style style:name="P10" style:family="paragraph" style:parent-style-name="Standard" style:list-style-name="L4">
      <style:text-properties officeooo:rsid="001742a1" officeooo:paragraph-rsid="001742a1"/>
    </style:style>
    <style:style style:name="P11" style:family="paragraph" style:parent-style-name="Standard">
      <style:text-properties officeooo:rsid="0018ff68" officeooo:paragraph-rsid="0018ff68"/>
    </style:style>
    <style:style style:name="P12" style:family="paragraph" style:parent-style-name="Standard" style:list-style-name="L5">
      <style:text-properties officeooo:rsid="0018ff68" officeooo:paragraph-rsid="0018ff68"/>
    </style:style>
    <style:style style:name="P13" style:family="paragraph" style:parent-style-name="Standard" style:list-style-name="L6">
      <style:text-properties officeooo:rsid="0018ff68" officeooo:paragraph-rsid="0018ff68"/>
    </style:style>
    <style:style style:name="P14" style:family="paragraph" style:parent-style-name="Standard" style:list-style-name="L32">
      <style:text-properties officeooo:rsid="0018ff68" officeooo:paragraph-rsid="003f1944"/>
    </style:style>
    <style:style style:name="P15" style:family="paragraph" style:parent-style-name="Standard">
      <style:text-properties officeooo:rsid="0019a0ce" officeooo:paragraph-rsid="0019a0ce"/>
    </style:style>
    <style:style style:name="P16" style:family="paragraph" style:parent-style-name="Standard" style:list-style-name="L7">
      <style:text-properties officeooo:rsid="0019a0ce" officeooo:paragraph-rsid="0019a0ce"/>
    </style:style>
    <style:style style:name="P17" style:family="paragraph" style:parent-style-name="Standard" style:list-style-name="L7">
      <style:text-properties officeooo:rsid="0019a0ce" officeooo:paragraph-rsid="002df705"/>
    </style:style>
    <style:style style:name="P18" style:family="paragraph" style:parent-style-name="Standard" style:list-style-name="L7">
      <style:text-properties officeooo:rsid="0019a0ce" officeooo:paragraph-rsid="0033a25e"/>
    </style:style>
    <style:style style:name="P19" style:family="paragraph" style:parent-style-name="Standard" style:list-style-name="L7">
      <style:text-properties officeooo:rsid="0019a0ce" officeooo:paragraph-rsid="003930fe"/>
    </style:style>
    <style:style style:name="P20" style:family="paragraph" style:parent-style-name="Standard" style:list-style-name="L8">
      <style:text-properties officeooo:rsid="0019a0ce" officeooo:paragraph-rsid="0019a0ce"/>
    </style:style>
    <style:style style:name="P21" style:family="paragraph" style:parent-style-name="Standard" style:list-style-name="L8">
      <style:text-properties officeooo:rsid="0019a0ce" officeooo:paragraph-rsid="0021de03"/>
    </style:style>
    <style:style style:name="P22" style:family="paragraph" style:parent-style-name="Standard">
      <style:text-properties officeooo:rsid="0019a0ce" officeooo:paragraph-rsid="0021de03"/>
    </style:style>
    <style:style style:name="P23" style:family="paragraph" style:parent-style-name="Standard">
      <style:text-properties officeooo:rsid="0019a0ce" officeooo:paragraph-rsid="002df705"/>
    </style:style>
    <style:style style:name="P24" style:family="paragraph" style:parent-style-name="Standard">
      <style:text-properties officeooo:rsid="0019a0ce" officeooo:paragraph-rsid="0033a25e"/>
    </style:style>
    <style:style style:name="P25" style:family="paragraph" style:parent-style-name="Standard">
      <style:text-properties officeooo:rsid="0019a0ce" officeooo:paragraph-rsid="003930fe"/>
    </style:style>
    <style:style style:name="P26" style:family="paragraph" style:parent-style-name="Standard" style:list-style-name="L8">
      <style:text-properties officeooo:rsid="001b0eae" officeooo:paragraph-rsid="001b0eae"/>
    </style:style>
    <style:style style:name="P27" style:family="paragraph" style:parent-style-name="Standard" style:list-style-name="L8">
      <style:text-properties officeooo:rsid="001e9745" officeooo:paragraph-rsid="001e9745"/>
    </style:style>
    <style:style style:name="P28" style:family="paragraph" style:parent-style-name="Standard">
      <style:text-properties officeooo:rsid="001e9745" officeooo:paragraph-rsid="001e9745"/>
    </style:style>
    <style:style style:name="P29" style:family="paragraph" style:parent-style-name="Standard">
      <style:text-properties officeooo:rsid="00205d47" officeooo:paragraph-rsid="00205d47"/>
    </style:style>
    <style:style style:name="P30" style:family="paragraph" style:parent-style-name="Standard" style:list-style-name="L9">
      <style:text-properties officeooo:rsid="00205d47" officeooo:paragraph-rsid="00205d47"/>
    </style:style>
    <style:style style:name="P31" style:family="paragraph" style:parent-style-name="Standard" style:list-style-name="L9">
      <style:text-properties officeooo:rsid="0020f612" officeooo:paragraph-rsid="0020f612"/>
    </style:style>
    <style:style style:name="P32" style:family="paragraph" style:parent-style-name="Standard" style:list-style-name="L8">
      <style:text-properties officeooo:rsid="0021de03" officeooo:paragraph-rsid="0021de03"/>
    </style:style>
    <style:style style:name="P33" style:family="paragraph" style:parent-style-name="Standard" style:list-style-name="L10">
      <style:text-properties fo:font-size="10pt" officeooo:rsid="0021de03" officeooo:paragraph-rsid="0021de03" style:font-size-asian="10pt" style:font-size-complex="10pt"/>
    </style:style>
    <style:style style:name="P34" style:family="paragraph" style:parent-style-name="Standard" style:list-style-name="L10">
      <style:text-properties fo:font-size="10pt" officeooo:rsid="0021e9b5" officeooo:paragraph-rsid="0021e9b5" style:font-size-asian="10pt" style:font-size-complex="10pt"/>
    </style:style>
    <style:style style:name="P35" style:family="paragraph" style:parent-style-name="Standard" style:list-style-name="L15">
      <style:text-properties fo:font-size="10pt" officeooo:rsid="002e4ba0" officeooo:paragraph-rsid="002e4ba0" style:font-size-asian="10pt" style:font-size-complex="10pt"/>
    </style:style>
    <style:style style:name="P36" style:family="paragraph" style:parent-style-name="Standard">
      <style:text-properties fo:font-size="10pt" officeooo:rsid="00348f34" officeooo:paragraph-rsid="00348f34" style:font-size-asian="10pt" style:font-size-complex="10pt"/>
    </style:style>
    <style:style style:name="P37" style:family="paragraph" style:parent-style-name="Standard" style:list-style-name="L21">
      <style:text-properties fo:font-size="10pt" officeooo:rsid="00348f34" officeooo:paragraph-rsid="00348f34" style:font-size-asian="10pt" style:font-size-complex="10pt"/>
    </style:style>
    <style:style style:name="P38" style:family="paragraph" style:parent-style-name="Standard" style:list-style-name="L13">
      <style:text-properties fo:font-size="10pt" fo:font-style="italic" officeooo:rsid="0028629c" officeooo:paragraph-rsid="0028629c" style:font-size-asian="10pt" style:font-style-asian="italic" style:font-size-complex="10pt" style:font-style-complex="italic"/>
    </style:style>
    <style:style style:name="P39" style:family="paragraph" style:parent-style-name="Standard" style:list-style-name="L13">
      <style:text-properties fo:font-size="10pt" fo:font-style="italic" officeooo:rsid="0029f9bc" officeooo:paragraph-rsid="0029f9bc" style:font-size-asian="10pt" style:font-style-asian="italic" style:font-size-complex="10pt" style:font-style-complex="italic"/>
    </style:style>
    <style:style style:name="P40" style:family="paragraph" style:parent-style-name="Standard" style:list-style-name="L13">
      <style:text-properties fo:font-size="10pt" fo:font-style="italic" officeooo:rsid="002a46fc" officeooo:paragraph-rsid="002a46fc" style:font-size-asian="10pt" style:font-style-asian="italic" style:font-size-complex="10pt" style:font-style-complex="italic"/>
    </style:style>
    <style:style style:name="P41" style:family="paragraph" style:parent-style-name="Standard">
      <style:text-properties fo:font-size="12pt" officeooo:rsid="0021e9b5" officeooo:paragraph-rsid="0021e9b5" style:font-size-asian="10.5pt" style:font-size-complex="12pt"/>
    </style:style>
    <style:style style:name="P42" style:family="paragraph" style:parent-style-name="Standard" style:list-style-name="L11">
      <style:text-properties fo:font-size="12pt" officeooo:rsid="0021e9b5" officeooo:paragraph-rsid="0021e9b5" style:font-size-asian="10.5pt" style:font-size-complex="12pt"/>
    </style:style>
    <style:style style:name="P43" style:family="paragraph" style:parent-style-name="Standard" style:list-style-name="L11">
      <style:text-properties fo:font-size="12pt" officeooo:rsid="0023b3f1" officeooo:paragraph-rsid="0023b3f1" style:font-size-asian="10.5pt" style:font-size-complex="12pt"/>
    </style:style>
    <style:style style:name="P44" style:family="paragraph" style:parent-style-name="Standard" style:list-style-name="L11">
      <style:text-properties fo:font-size="12pt" officeooo:rsid="00251ede" officeooo:paragraph-rsid="00281f46" style:font-size-asian="10.5pt" style:font-size-complex="12pt"/>
    </style:style>
    <style:style style:name="P45" style:family="paragraph" style:parent-style-name="Standard">
      <style:text-properties fo:font-size="12pt" officeooo:rsid="00251ede" officeooo:paragraph-rsid="00281f46" style:font-size-asian="10.5pt" style:font-size-complex="12pt"/>
    </style:style>
    <style:style style:name="P46" style:family="paragraph" style:parent-style-name="Standard">
      <style:text-properties fo:font-size="12pt" officeooo:rsid="00281f46" officeooo:paragraph-rsid="00281f46" style:font-size-asian="10.5pt" style:font-size-complex="12pt"/>
    </style:style>
    <style:style style:name="P47" style:family="paragraph" style:parent-style-name="Standard" style:list-style-name="L12">
      <style:text-properties fo:font-size="12pt" officeooo:rsid="00281f46" officeooo:paragraph-rsid="00281f46" style:font-size-asian="10.5pt" style:font-size-complex="12pt"/>
    </style:style>
    <style:style style:name="P48" style:family="paragraph" style:parent-style-name="Standard">
      <style:text-properties fo:font-size="12pt" officeooo:rsid="00348f34" officeooo:paragraph-rsid="00348f34" style:font-size-asian="10.5pt" style:font-size-complex="12pt"/>
    </style:style>
    <style:style style:name="P49" style:family="paragraph" style:parent-style-name="Standard" style:list-style-name="L22">
      <style:text-properties fo:font-size="12pt" officeooo:rsid="00348f34" officeooo:paragraph-rsid="00348f34" style:font-size-asian="10.5pt" style:font-size-complex="12pt"/>
    </style:style>
    <style:style style:name="P50" style:family="paragraph" style:parent-style-name="Standard" style:list-style-name="L22">
      <style:text-properties fo:font-size="12pt" officeooo:rsid="00348f34" officeooo:paragraph-rsid="00367477" style:font-size-asian="10.5pt" style:font-size-complex="12pt"/>
    </style:style>
    <style:style style:name="P51" style:family="paragraph" style:parent-style-name="Standard">
      <style:text-properties fo:font-size="12pt" officeooo:rsid="00348f34" officeooo:paragraph-rsid="00367477" style:font-size-asian="10.5pt" style:font-size-complex="12pt"/>
    </style:style>
    <style:style style:name="P52" style:family="paragraph" style:parent-style-name="Standard" style:list-style-name="L22">
      <style:text-properties fo:font-size="12pt" officeooo:rsid="00367477" officeooo:paragraph-rsid="00367477" style:font-size-asian="10.5pt" style:font-size-complex="12pt"/>
    </style:style>
    <style:style style:name="P53" style:family="paragraph" style:parent-style-name="Standard" style:list-style-name="L23">
      <style:text-properties fo:font-size="12pt" officeooo:rsid="00367477" officeooo:paragraph-rsid="00367477" style:font-size-asian="10.5pt" style:font-size-complex="12pt"/>
    </style:style>
    <style:style style:name="P54" style:family="paragraph" style:parent-style-name="Standard" style:list-style-name="L23">
      <style:text-properties fo:font-size="12pt" officeooo:rsid="003861e5" officeooo:paragraph-rsid="003861e5" style:font-size-asian="10.5pt" style:font-size-complex="12pt"/>
    </style:style>
    <style:style style:name="P55" style:family="paragraph" style:parent-style-name="Standard">
      <style:text-properties fo:font-size="12pt" officeooo:rsid="0038d996" officeooo:paragraph-rsid="0038d996" style:font-size-asian="10.5pt" style:font-size-complex="12pt"/>
    </style:style>
    <style:style style:name="P56" style:family="paragraph" style:parent-style-name="Standard" style:list-style-name="L24">
      <style:text-properties fo:font-size="12pt" officeooo:rsid="0038d996" officeooo:paragraph-rsid="0038d996" style:font-size-asian="10.5pt" style:font-size-complex="12pt"/>
    </style:style>
    <style:style style:name="P57" style:family="paragraph" style:parent-style-name="Standard" style:list-style-name="L7">
      <style:text-properties fo:font-size="12pt" officeooo:rsid="002df705" officeooo:paragraph-rsid="003930fe" style:font-size-asian="10.5pt" style:font-size-complex="12pt"/>
    </style:style>
    <style:style style:name="P58" style:family="paragraph" style:parent-style-name="Standard">
      <style:text-properties fo:font-size="12pt" officeooo:rsid="0039ca4e" officeooo:paragraph-rsid="0039ca4e" style:font-size-asian="10.5pt" style:font-size-complex="12pt"/>
    </style:style>
    <style:style style:name="P59" style:family="paragraph" style:parent-style-name="Standard" style:list-style-name="L25">
      <style:text-properties fo:font-size="12pt" officeooo:rsid="0039ca4e" officeooo:paragraph-rsid="0039ca4e" style:font-size-asian="10.5pt" style:font-size-complex="12pt"/>
    </style:style>
    <style:style style:name="P60" style:family="paragraph" style:parent-style-name="Standard" style:list-style-name="L31">
      <style:text-properties fo:font-size="12pt" officeooo:rsid="003f1944" officeooo:paragraph-rsid="003f1944" style:font-size-asian="10.5pt" style:font-size-complex="12pt"/>
    </style:style>
    <style:style style:name="P61" style:family="paragraph" style:parent-style-name="Standard">
      <style:text-properties fo:font-size="12pt" officeooo:rsid="003f1944" officeooo:paragraph-rsid="003f1944" style:font-size-asian="10.5pt" style:font-size-complex="12pt"/>
    </style:style>
    <style:style style:name="P62" style:family="paragraph" style:parent-style-name="Standard" style:list-style-name="L32">
      <style:text-properties fo:font-size="12pt" officeooo:rsid="003f1944" officeooo:paragraph-rsid="003f1944" style:font-size-asian="10.5pt" style:font-size-complex="12pt"/>
    </style:style>
    <style:style style:name="P63" style:family="paragraph" style:parent-style-name="Standard" style:list-style-name="L32">
      <style:text-properties fo:font-size="12pt" officeooo:rsid="0018ff68" officeooo:paragraph-rsid="003f1944" style:font-size-asian="10.5pt" style:font-size-complex="12pt"/>
    </style:style>
    <style:style style:name="P64" style:family="paragraph" style:parent-style-name="Standard">
      <style:text-properties fo:font-size="12pt" officeooo:rsid="004222b6" officeooo:paragraph-rsid="004222b6" style:font-size-asian="10.5pt" style:font-size-complex="12pt"/>
    </style:style>
    <style:style style:name="P65" style:family="paragraph" style:parent-style-name="Standard" style:list-style-name="L33">
      <style:text-properties fo:font-size="12pt" officeooo:rsid="004222b6" officeooo:paragraph-rsid="004222b6" style:font-size-asian="10.5pt" style:font-size-complex="12pt"/>
    </style:style>
    <style:style style:name="P66" style:family="paragraph" style:parent-style-name="Standard" style:list-style-name="L33">
      <style:text-properties fo:font-size="12pt" officeooo:rsid="004315ad" officeooo:paragraph-rsid="004315ad" style:font-size-asian="10.5pt" style:font-size-complex="12pt"/>
    </style:style>
    <style:style style:name="P67" style:family="paragraph" style:parent-style-name="Standard">
      <style:text-properties fo:font-size="12pt" officeooo:rsid="004315ad" officeooo:paragraph-rsid="004315ad" style:font-size-asian="10.5pt" style:font-size-complex="12pt"/>
    </style:style>
    <style:style style:name="P68" style:family="paragraph" style:parent-style-name="Standard" style:list-style-name="L12">
      <style:text-properties fo:font-size="12pt" fo:font-style="italic" officeooo:rsid="00281f46" officeooo:paragraph-rsid="00281f46" style:font-size-asian="10.5pt" style:font-style-asian="italic" style:font-size-complex="12pt" style:font-style-complex="italic"/>
    </style:style>
    <style:style style:name="P69" style:family="paragraph" style:parent-style-name="Standard">
      <style:text-properties fo:font-size="12pt" fo:font-style="italic" officeooo:rsid="0028629c" officeooo:paragraph-rsid="0028629c" style:font-size-asian="10.5pt" style:font-style-asian="italic" style:font-size-complex="12pt" style:font-style-complex="italic"/>
    </style:style>
    <style:style style:name="P70" style:family="paragraph" style:parent-style-name="Standard" style:list-style-name="L13">
      <style:text-properties fo:font-size="12pt" fo:font-style="italic" officeooo:rsid="0028629c" officeooo:paragraph-rsid="0028629c" style:font-size-asian="10.5pt" style:font-style-asian="italic" style:font-size-complex="12pt" style:font-style-complex="italic"/>
    </style:style>
    <style:style style:name="P71" style:family="paragraph" style:parent-style-name="Standard">
      <style:text-properties fo:font-size="12pt" fo:font-style="italic" officeooo:rsid="002bfbbf" officeooo:paragraph-rsid="002bfbbf" style:font-size-asian="10.5pt" style:font-style-asian="italic" style:font-size-complex="12pt" style:font-style-complex="italic"/>
    </style:style>
    <style:style style:name="P72" style:family="paragraph" style:parent-style-name="Standard">
      <style:text-properties fo:font-size="12pt" officeooo:rsid="002ffff6" officeooo:paragraph-rsid="002ffff6" style:font-size-asian="12pt" style:font-size-complex="12pt"/>
    </style:style>
    <style:style style:name="P73" style:family="paragraph" style:parent-style-name="Standard" style:list-style-name="L16">
      <style:text-properties fo:font-size="12pt" officeooo:rsid="00314728" officeooo:paragraph-rsid="00314728" style:font-size-asian="12pt" style:font-size-complex="12pt"/>
    </style:style>
    <style:style style:name="P74" style:family="paragraph" style:parent-style-name="Standard">
      <style:text-properties fo:font-size="12pt" officeooo:rsid="00314728" officeooo:paragraph-rsid="00314728" style:font-size-asian="12pt" style:font-size-complex="12pt"/>
    </style:style>
    <style:style style:name="P75" style:family="paragraph" style:parent-style-name="Standard" style:list-style-name="L17">
      <style:text-properties fo:font-size="12pt" officeooo:rsid="00314728" officeooo:paragraph-rsid="00314728" style:font-size-asian="12pt" style:font-size-complex="12pt"/>
    </style:style>
    <style:style style:name="P76" style:family="paragraph" style:parent-style-name="Standard" style:list-style-name="L17">
      <style:text-properties fo:font-size="12pt" officeooo:rsid="00328696" officeooo:paragraph-rsid="00328696" style:font-size-asian="12pt" style:font-size-complex="12pt"/>
    </style:style>
    <style:style style:name="P77" style:family="paragraph" style:parent-style-name="Standard" style:list-style-name="L14">
      <style:text-properties officeooo:paragraph-rsid="002c5de1"/>
    </style:style>
    <style:style style:name="P78" style:family="paragraph" style:parent-style-name="Standard" style:list-style-name="L14">
      <style:text-properties officeooo:rsid="002c5de1" officeooo:paragraph-rsid="002c5de1"/>
    </style:style>
    <style:style style:name="P79" style:family="paragraph" style:parent-style-name="Standard">
      <style:text-properties officeooo:rsid="002df705" officeooo:paragraph-rsid="002df705"/>
    </style:style>
    <style:style style:name="P80" style:family="paragraph" style:parent-style-name="Standard" style:list-style-name="L7">
      <style:text-properties officeooo:rsid="002df705" officeooo:paragraph-rsid="002df705"/>
    </style:style>
    <style:style style:name="P81" style:family="paragraph" style:parent-style-name="Standard" style:list-style-name="L7">
      <style:text-properties officeooo:rsid="002df705" officeooo:paragraph-rsid="0033a25e"/>
    </style:style>
    <style:style style:name="P82" style:family="paragraph" style:parent-style-name="Standard">
      <style:text-properties officeooo:rsid="002df705" officeooo:paragraph-rsid="0033a25e"/>
    </style:style>
    <style:style style:name="P83" style:family="paragraph" style:parent-style-name="Standard" style:list-style-name="L7">
      <style:text-properties officeooo:rsid="002e4319" officeooo:paragraph-rsid="002e4319"/>
    </style:style>
    <style:style style:name="P84" style:family="paragraph" style:parent-style-name="Standard">
      <style:text-properties officeooo:rsid="002e4ba0" officeooo:paragraph-rsid="002e4ba0"/>
    </style:style>
    <style:style style:name="P85" style:family="paragraph" style:parent-style-name="Standard">
      <style:text-properties officeooo:rsid="0033a25e" officeooo:paragraph-rsid="0033a25e"/>
    </style:style>
    <style:style style:name="P86" style:family="paragraph" style:parent-style-name="Standard" style:list-style-name="L18">
      <style:text-properties officeooo:rsid="0033a25e" officeooo:paragraph-rsid="0033a25e"/>
    </style:style>
    <style:style style:name="P87" style:family="paragraph" style:parent-style-name="Standard" style:list-style-name="L19">
      <style:text-properties officeooo:rsid="0033a25e" officeooo:paragraph-rsid="0033a25e"/>
    </style:style>
    <style:style style:name="P88" style:family="paragraph" style:parent-style-name="Standard">
      <style:text-properties officeooo:rsid="0033e199" officeooo:paragraph-rsid="0033e199"/>
    </style:style>
    <style:style style:name="P89" style:family="paragraph" style:parent-style-name="Standard" style:list-style-name="L20">
      <style:text-properties officeooo:rsid="0033e199" officeooo:paragraph-rsid="0033e199"/>
    </style:style>
    <style:style style:name="P90" style:family="paragraph" style:parent-style-name="Standard" style:list-style-name="L26">
      <style:text-properties officeooo:paragraph-rsid="0039ca4e"/>
    </style:style>
    <style:style style:name="P91" style:family="paragraph" style:parent-style-name="Standard" style:list-style-name="L26">
      <style:text-properties officeooo:rsid="0039ca4e" officeooo:paragraph-rsid="0039ca4e"/>
    </style:style>
    <style:style style:name="P92" style:family="paragraph" style:parent-style-name="Standard">
      <style:text-properties officeooo:rsid="0039ca4e" officeooo:paragraph-rsid="0039ca4e"/>
    </style:style>
    <style:style style:name="P93" style:family="paragraph" style:parent-style-name="Standard" style:list-style-name="L27">
      <style:text-properties officeooo:rsid="0039ca4e" officeooo:paragraph-rsid="0039ca4e"/>
    </style:style>
    <style:style style:name="P94" style:family="paragraph" style:parent-style-name="Standard">
      <style:text-properties officeooo:rsid="003b6cac" officeooo:paragraph-rsid="003b6cac"/>
    </style:style>
    <style:style style:name="P95" style:family="paragraph" style:parent-style-name="Standard" style:list-style-name="L28">
      <style:text-properties officeooo:rsid="003b6cac" officeooo:paragraph-rsid="003b6cac"/>
    </style:style>
    <style:style style:name="P96" style:family="paragraph" style:parent-style-name="Standard">
      <style:text-properties officeooo:rsid="003d27eb" officeooo:paragraph-rsid="003d27eb"/>
    </style:style>
    <style:style style:name="P97" style:family="paragraph" style:parent-style-name="Standard" style:list-style-name="L29">
      <style:text-properties officeooo:rsid="003d27eb" officeooo:paragraph-rsid="003d27eb"/>
    </style:style>
    <style:style style:name="P98" style:family="paragraph" style:parent-style-name="Standard" style:list-style-name="L29">
      <style:text-properties fo:font-style="italic" officeooo:rsid="003d27eb" officeooo:paragraph-rsid="003d27eb" style:font-style-asian="italic" style:font-style-complex="italic"/>
    </style:style>
    <style:style style:name="P99" style:family="paragraph" style:parent-style-name="Standard" style:list-style-name="L29">
      <style:text-properties fo:font-style="normal" officeooo:rsid="003d27eb" officeooo:paragraph-rsid="003d27eb" style:font-style-asian="normal" style:font-style-complex="normal"/>
    </style:style>
    <style:style style:name="P100" style:family="paragraph" style:parent-style-name="Standard">
      <style:text-properties fo:font-style="normal" officeooo:rsid="003e6280" officeooo:paragraph-rsid="003e6280" style:font-style-asian="normal" style:font-style-complex="normal"/>
    </style:style>
    <style:style style:name="P101" style:family="paragraph" style:parent-style-name="Standard" style:list-style-name="L30">
      <style:text-properties fo:font-style="normal" officeooo:rsid="003e6280" officeooo:paragraph-rsid="003e6280" style:font-style-asian="normal" style:font-style-complex="normal"/>
    </style:style>
    <style:style style:name="P102" style:family="paragraph" style:parent-style-name="Standard" style:list-style-name="L32">
      <style:text-properties officeooo:rsid="003f1944" officeooo:paragraph-rsid="003f1944"/>
    </style:style>
    <style:style style:name="P103" style:family="paragraph" style:parent-style-name="Standard">
      <style:paragraph-properties fo:break-before="page"/>
      <style:text-properties officeooo:rsid="000de778" officeooo:paragraph-rsid="000de778"/>
    </style:style>
    <style:style style:name="P104" style:family="paragraph" style:parent-style-name="Standard">
      <style:paragraph-properties fo:break-before="page"/>
      <style:text-properties officeooo:rsid="000fb4f3" officeooo:paragraph-rsid="000fb4f3"/>
    </style:style>
    <style:style style:name="P105" style:family="paragraph" style:parent-style-name="Standard">
      <style:paragraph-properties fo:break-before="page"/>
      <style:text-properties officeooo:rsid="0018ff68" officeooo:paragraph-rsid="0018ff68"/>
    </style:style>
    <style:style style:name="P106" style:family="paragraph" style:parent-style-name="Standard">
      <style:paragraph-properties fo:break-before="page"/>
      <style:text-properties officeooo:rsid="0019a0ce" officeooo:paragraph-rsid="0019a0ce"/>
    </style:style>
    <style:style style:name="P107" style:family="paragraph" style:parent-style-name="Standard">
      <style:paragraph-properties fo:break-before="page"/>
      <style:text-properties officeooo:rsid="00205d47" officeooo:paragraph-rsid="00205d47"/>
    </style:style>
    <style:style style:name="P108" style:family="paragraph" style:parent-style-name="Standard">
      <style:paragraph-properties fo:break-before="page"/>
      <style:text-properties officeooo:rsid="0021de03" officeooo:paragraph-rsid="0021de03"/>
    </style:style>
    <style:style style:name="P109" style:family="paragraph" style:parent-style-name="Standard">
      <style:paragraph-properties fo:break-before="page"/>
      <style:text-properties fo:font-size="12pt" officeooo:rsid="0021e9b5" officeooo:paragraph-rsid="0021e9b5" style:font-size-asian="10.5pt" style:font-size-complex="12pt"/>
    </style:style>
    <style:style style:name="P110" style:family="paragraph" style:parent-style-name="Standard">
      <style:paragraph-properties fo:break-before="page"/>
      <style:text-properties fo:font-size="12pt" officeooo:rsid="00281f46" officeooo:paragraph-rsid="00281f46" style:font-size-asian="10.5pt" style:font-size-complex="12pt"/>
    </style:style>
    <style:style style:name="P111" style:family="paragraph" style:parent-style-name="Standard">
      <style:paragraph-properties fo:break-before="page"/>
      <style:text-properties fo:font-size="12pt" officeooo:rsid="00348f34" officeooo:paragraph-rsid="00348f34" style:font-size-asian="10.5pt" style:font-size-complex="12pt"/>
    </style:style>
    <style:style style:name="P112" style:family="paragraph" style:parent-style-name="Standard">
      <style:paragraph-properties fo:break-before="page"/>
      <style:text-properties fo:font-size="12pt" officeooo:rsid="00348f34" officeooo:paragraph-rsid="00367477" style:font-size-asian="10.5pt" style:font-size-complex="12pt"/>
    </style:style>
    <style:style style:name="P113" style:family="paragraph" style:parent-style-name="Standard">
      <style:paragraph-properties fo:break-before="page"/>
      <style:text-properties fo:font-size="12pt" officeooo:rsid="0038d996" officeooo:paragraph-rsid="0038d996" style:font-size-asian="10.5pt" style:font-size-complex="12pt"/>
    </style:style>
    <style:style style:name="P114" style:family="paragraph" style:parent-style-name="Standard">
      <style:paragraph-properties fo:break-before="page"/>
      <style:text-properties fo:font-size="12pt" officeooo:rsid="003930fe" officeooo:paragraph-rsid="003930fe" style:font-size-asian="10.5pt" style:font-size-complex="12pt"/>
    </style:style>
    <style:style style:name="P115" style:family="paragraph" style:parent-style-name="Standard">
      <style:paragraph-properties fo:break-before="page"/>
      <style:text-properties fo:font-size="12pt" officeooo:rsid="0039ca4e" officeooo:paragraph-rsid="0039ca4e" style:font-size-asian="10.5pt" style:font-size-complex="12pt"/>
    </style:style>
    <style:style style:name="P116" style:family="paragraph" style:parent-style-name="Standard">
      <style:paragraph-properties fo:break-before="page"/>
      <style:text-properties fo:font-size="12pt" officeooo:rsid="003f1944" officeooo:paragraph-rsid="003f1944" style:font-size-asian="10.5pt" style:font-size-complex="12pt"/>
    </style:style>
    <style:style style:name="P117" style:family="paragraph" style:parent-style-name="Standard">
      <style:paragraph-properties fo:break-before="page"/>
      <style:text-properties fo:font-size="12pt" officeooo:rsid="004222b6" officeooo:paragraph-rsid="004222b6" style:font-size-asian="10.5pt" style:font-size-complex="12pt"/>
    </style:style>
    <style:style style:name="P118" style:family="paragraph" style:parent-style-name="Standard">
      <style:paragraph-properties fo:break-before="page"/>
      <style:text-properties fo:font-size="12pt" fo:font-style="italic" officeooo:rsid="0028629c" officeooo:paragraph-rsid="0028629c" style:font-size-asian="10.5pt" style:font-style-asian="italic" style:font-size-complex="12pt" style:font-style-complex="italic"/>
    </style:style>
    <style:style style:name="P119" style:family="paragraph" style:parent-style-name="Standard">
      <style:paragraph-properties fo:break-before="page"/>
      <style:text-properties fo:font-size="12pt" fo:font-style="italic" officeooo:rsid="002bfbbf" officeooo:paragraph-rsid="002bfbbf" style:font-size-asian="10.5pt" style:font-style-asian="italic" style:font-size-complex="12pt" style:font-style-complex="italic"/>
    </style:style>
    <style:style style:name="P120" style:family="paragraph" style:parent-style-name="Standard">
      <style:paragraph-properties fo:break-before="page"/>
      <style:text-properties fo:font-size="12pt" officeooo:rsid="002ffff6" officeooo:paragraph-rsid="002ffff6" style:font-size-asian="12pt" style:font-size-complex="12pt"/>
    </style:style>
    <style:style style:name="P121" style:family="paragraph" style:parent-style-name="Standard">
      <style:paragraph-properties fo:break-before="page"/>
      <style:text-properties fo:font-size="12pt" officeooo:rsid="00314728" officeooo:paragraph-rsid="00314728" style:font-size-asian="12pt" style:font-size-complex="12pt"/>
    </style:style>
    <style:style style:name="P122" style:family="paragraph" style:parent-style-name="Standard">
      <style:paragraph-properties fo:break-before="page"/>
      <style:text-properties fo:font-size="12pt" officeooo:rsid="0033a25e" officeooo:paragraph-rsid="0033a25e" style:font-size-asian="12pt" style:font-size-complex="12pt"/>
    </style:style>
    <style:style style:name="P123" style:family="paragraph" style:parent-style-name="Standard">
      <style:paragraph-properties fo:break-before="page"/>
      <style:text-properties officeooo:rsid="002df705" officeooo:paragraph-rsid="002df705"/>
    </style:style>
    <style:style style:name="P124" style:family="paragraph" style:parent-style-name="Standard">
      <style:paragraph-properties fo:break-before="page"/>
      <style:text-properties officeooo:rsid="002e4ba0" officeooo:paragraph-rsid="002e4ba0"/>
    </style:style>
    <style:style style:name="P125" style:family="paragraph" style:parent-style-name="Standard">
      <style:paragraph-properties fo:break-before="page"/>
      <style:text-properties officeooo:rsid="0033a25e" officeooo:paragraph-rsid="0033a25e"/>
    </style:style>
    <style:style style:name="P126" style:family="paragraph" style:parent-style-name="Standard">
      <style:paragraph-properties fo:break-before="page"/>
      <style:text-properties officeooo:rsid="0033e199" officeooo:paragraph-rsid="0033e199"/>
    </style:style>
    <style:style style:name="P127" style:family="paragraph" style:parent-style-name="Standard">
      <style:paragraph-properties fo:break-before="page"/>
      <style:text-properties officeooo:rsid="00348f34" officeooo:paragraph-rsid="00348f34"/>
    </style:style>
    <style:style style:name="P128" style:family="paragraph" style:parent-style-name="Standard">
      <style:paragraph-properties fo:break-before="page"/>
      <style:text-properties officeooo:rsid="003b6cac" officeooo:paragraph-rsid="003b6cac"/>
    </style:style>
    <style:style style:name="P129" style:family="paragraph" style:parent-style-name="Standard">
      <style:paragraph-properties fo:break-before="page"/>
      <style:text-properties officeooo:rsid="003d27eb" officeooo:paragraph-rsid="003d27eb"/>
    </style:style>
    <style:style style:name="P130" style:family="paragraph" style:parent-style-name="Standard">
      <style:paragraph-properties fo:break-before="page"/>
      <style:text-properties fo:font-style="normal" officeooo:rsid="003e6280" officeooo:paragraph-rsid="003e6280" style:font-style-asian="normal" style:font-style-complex="normal"/>
    </style:style>
    <style:style style:name="P131" style:family="paragraph" style:parent-style-name="Standard">
      <style:paragraph-properties fo:break-before="page"/>
      <style:text-properties fo:font-style="normal" officeooo:rsid="003f1944" officeooo:paragraph-rsid="003f1944" style:font-style-asian="normal" style:font-style-complex="normal"/>
    </style:style>
    <style:style style:name="T1" style:family="text">
      <style:text-properties officeooo:rsid="000ac1e6"/>
    </style:style>
    <style:style style:name="T2" style:family="text">
      <style:text-properties officeooo:rsid="000de778"/>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officeooo:rsid="002a46fc" style:font-style-asian="normal" style:font-style-complex="normal"/>
    </style:style>
    <style:style style:name="T7" style:family="text">
      <style:text-properties fo:font-style="normal" officeooo:rsid="0028629c"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116092"/>
    </style:style>
    <style:style style:name="T10" style:family="text">
      <style:text-properties officeooo:rsid="00120e4d"/>
    </style:style>
    <style:style style:name="T11" style:family="text">
      <style:text-properties officeooo:rsid="0013d146"/>
    </style:style>
    <style:style style:name="T12" style:family="text">
      <style:text-properties officeooo:rsid="0014c7e6"/>
    </style:style>
    <style:style style:name="T13" style:family="text">
      <style:text-properties officeooo:rsid="001742a1"/>
    </style:style>
    <style:style style:name="T14" style:family="text">
      <style:text-properties officeooo:rsid="0018ff68"/>
    </style:style>
    <style:style style:name="T15" style:family="text">
      <style:text-properties officeooo:rsid="001cf3c7"/>
    </style:style>
    <style:style style:name="T16" style:family="text">
      <style:text-properties officeooo:rsid="001e47a5"/>
    </style:style>
    <style:style style:name="T17" style:family="text">
      <style:text-properties officeooo:rsid="0021de03"/>
    </style:style>
    <style:style style:name="T18" style:family="text">
      <style:text-properties officeooo:rsid="002677ad"/>
    </style:style>
    <style:style style:name="T19" style:family="text">
      <style:text-properties officeooo:rsid="00281f46"/>
    </style:style>
    <style:style style:name="T20" style:family="text">
      <style:text-properties fo:font-size="10pt" fo:font-style="normal" style:font-size-asian="10pt" style:font-style-asian="normal" style:font-size-complex="10pt" style:font-style-complex="normal"/>
    </style:style>
    <style:style style:name="T21" style:family="text">
      <style:text-properties fo:font-size="12pt" fo:font-style="italic" style:font-size-asian="10.5pt" style:font-style-asian="italic" style:font-size-complex="12pt" style:font-style-complex="italic"/>
    </style:style>
    <style:style style:name="T22" style:family="text">
      <style:text-properties fo:font-size="12pt" fo:font-style="normal" style:font-size-asian="10.5pt" style:font-style-asian="normal" style:font-size-complex="12pt" style:font-style-complex="normal"/>
    </style:style>
    <style:style style:name="T23" style:family="text">
      <style:text-properties fo:font-size="12pt" fo:font-style="normal" officeooo:rsid="002c5de1" style:font-size-asian="10.5pt" style:font-style-asian="normal" style:font-size-complex="12pt" style:font-style-complex="normal"/>
    </style:style>
    <style:style style:name="T24" style:family="text">
      <style:text-properties fo:font-size="12pt" fo:font-style="normal" officeooo:rsid="0019a0ce" style:font-size-asian="10.5pt" style:font-style-asian="normal" style:font-size-complex="12pt" style:font-style-complex="normal"/>
    </style:style>
    <style:style style:name="T25" style:family="text">
      <style:text-properties fo:font-size="12pt" style:font-size-asian="12pt" style:font-size-complex="12pt"/>
    </style:style>
    <style:style style:name="T26" style:family="text">
      <style:text-properties fo:font-size="12pt" style:font-size-asian="10.5pt" style:font-size-complex="12pt"/>
    </style:style>
    <style:style style:name="T27" style:family="text">
      <style:text-properties fo:font-size="12pt" officeooo:rsid="0039ca4e" style:font-size-asian="10.5pt" style:font-size-complex="12pt"/>
    </style:style>
    <style:style style:name="T28" style:family="text">
      <style:text-properties fo:font-size="12pt" officeooo:rsid="003f1944" style:font-size-asian="10.5pt" style:font-size-complex="12pt"/>
    </style:style>
    <style:style style:name="T29" style:family="text">
      <style:text-properties fo:font-size="12pt" officeooo:rsid="004222b6" style:font-size-asian="10.5pt" style:font-size-complex="12pt"/>
    </style:style>
    <style:style style:name="T30" style:family="text">
      <style:text-properties officeooo:rsid="002df705"/>
    </style:style>
    <style:style style:name="T31" style:family="text">
      <style:text-properties officeooo:rsid="0033a25e"/>
    </style:style>
    <style:style style:name="T32" style:family="text">
      <style:text-properties officeooo:rsid="00367477"/>
    </style:style>
    <style:style style:name="T33" style:family="text">
      <style:text-properties officeooo:rsid="003930fe"/>
    </style:style>
    <style:style style:name="T34" style:family="text">
      <style:text-properties officeooo:rsid="00409d3c"/>
    </style:style>
    <style:style style:name="T35" style:family="text">
      <style:text-properties officeooo:rsid="004222b6"/>
    </style:style>
    <style:style style:name="T36" style:family="text">
      <style:text-properties officeooo:rsid="00441f2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 <text:span text:style-name="T2">Introduction</text:span></text:p>
      <text:p text:style-name="P1"/>
      <text:list xml:id="list2697067799" text:style-name="L2">
        <text:list-item>
          <text:p text:style-name="P3"><text:span text:style-name="T1">offline:</text:span></text:p>
          <text:list>
            <text:list-item>
              <text:p text:style-name="P3"><text:span text:style-name="T1">simply pictures of handwriting</text:span></text:p>
            </text:list-item>
          </text:list>
        </text:list-item>
      </text:list>
      <text:list xml:id="list2229930154" text:style-name="L1">
        <text:list-item>
          <text:p text:style-name="P2">online:</text:p>
          <text:list>
            <text:list-item>
              <text:p text:style-name="P2">represented by x,y coordinates, combined with timestamps</text:p>
            </text:list-item>
            <text:list-item>
              <text:p text:style-name="P2">typically what you get if you draw on trackpad or with mouse</text:p>
            </text:list-item>
            <text:list-item>
              <text:p text:style-name="P2">advantage: implicit knowledge about pen movement and lines</text:p>
            </text:list-item>
          </text:list>
        </text:list-item>
      </text:list>
      <text:p text:style-name="P1"/>
      <text:list xml:id="list195641308234625" text:continue-numbering="true" text:style-name="L1">
        <text:list-item>
          <text:p text:style-name="P2">editable:</text:p>
          <text:list>
            <text:list-item>
              <text:p text:style-name="P4">take an image of text and change its content, while</text:p>
            </text:list-item>
            <text:list-item>
              <text:p text:style-name="P4">keeping style of the writer, the pen and the background</text:p>
            </text:list-item>
          </text:list>
        </text:list-item>
      </text:list>
      <text:p text:style-name="P103">3 – Motivation</text:p>
      <text:p text:style-name="P5"/>
      <text:list xml:id="list796094688" text:style-name="L3">
        <text:list-item>
          <text:p text:style-name="P6">Combining benefits of digital + handwritten text</text:p>
          <text:list>
            <text:list-item>
              <text:p text:style-name="P6"><text:span text:style-name="T4">digital</text:span>: lots of obvious benefits:<text:line-break/>editable, compressable, storable, searchable</text:p>
            </text:list-item>
            <text:list-item>
              <text:p text:style-name="P7"><text:span text:style-name="T8">handwritten</text:span>: also has benefits</text:p>
              <text:list>
                <text:list-item>
                  <text:p text:style-name="P7"><text:span text:style-name="T9">part of our culture</text:span></text:p>
                </text:list-item>
                <text:list-item>
                  <text:p text:style-name="P7"><text:span text:style-name="T9">positive impact on short- and long-term memory</text:span></text:p>
                </text:list-item>
              </text:list>
            </text:list-item>
          </text:list>
        </text:list-item>
        <text:list-item>
          <text:p text:style-name="P6"><text:span text:style-name="T10">Automated g</text:span>eneration of handwriting</text:p>
          <text:list>
            <text:list-item>
              <text:p text:style-name="P6">Letters, Place Cards for Tables, etc</text:p>
            </text:list-item>
          </text:list>
        </text:list-item>
        <text:list-item>
          <text:p text:style-name="P6">Could give more use-cases, but real reasons are:</text:p>
          <text:list>
            <text:list-item>
              <text:p text:style-name="P6"><text:span text:style-name="T12">b</text:span>ecause we can <text:span text:style-name="T11">(and it’s potentially fun)</text:span></text:p>
            </text:list-item>
            <text:list-item>
              <text:p text:style-name="P6"><text:span text:style-name="T12">t</text:span>o get new insights into neural networks</text:p>
            </text:list-item>
            <text:list-item>
              <text:p text:style-name="P9">lots of problems don’t have a practical usecase (google playing games) but we can learn a lot from solving them</text:p>
            </text:list-item>
          </text:list>
        </text:list-item>
      </text:list>
      <text:p text:style-name="P104">4 – <text:span text:style-name="T13">General Approach</text:span></text:p>
      <text:p text:style-name="P8"/>
      <text:list xml:id="list2380614136" text:style-name="L4">
        <text:list-item>
          <text:p text:style-name="P10">Goal: full offline-to-offline handwriting style algorithm</text:p>
        </text:list-item>
        <text:list-item>
          <text:p text:style-name="P10">already exists some related work:</text:p>
          <text:list>
            <text:list-item>
              <text:p text:style-name="P10">Alex Graves ( 2013)</text:p>
            </text:list-item>
            <text:list-item>
              <text:p text:style-name="P10">Aksan et al: Deepwriting (2018)</text:p>
            </text:list-item>
            <text:list-item>
              <text:p text:style-name="P10">Problem in those papers:</text:p>
              <text:list>
                <text:list-item>
                  <text:p text:style-name="P10">rely on online data</text:p>
                </text:list-item>
                <text:list-item>
                  <text:p text:style-name="P10">doesn’t include the pen or background style</text:p>
                </text:list-item>
                <text:list-item>
                  <text:p text:style-name="P10">nonetheless, we can use those papers as a basis for our solution</text:p>
                </text:list-item>
              </text:list>
            </text:list-item>
          </text:list>
        </text:list-item>
        <text:list-item>
          <text:p text:style-name="P10">So, our Idea is:</text:p>
          <text:list>
            <text:list-item>
              <text:p text:style-name="P10">Convert the offline handwriting to online handwriting</text:p>
            </text:list-item>
            <text:list-item>
              <text:p text:style-name="P10">Use one of those papers to generate the new text</text:p>
            </text:list-item>
            <text:list-item>
              <text:p text:style-name="P10">Then afterwards, do a style transfer to <text:span text:style-name="T14">transfer </text:span>the pen + background style <text:span text:style-name="T14">of the input image</text:span> to our <text:span text:style-name="T14">output image</text:span></text:p>
            </text:list-item>
          </text:list>
        </text:list-item>
      </text:list>
      <text:p text:style-name="P105">5 – Goals</text:p>
      <text:p text:style-name="P11"><text:tab/></text:p>
      <text:list xml:id="list3111646543" text:style-name="L5">
        <text:list-item>
          <text:p text:style-name="P12">Create a full offline-to-offline handwriting style transfer algorithm</text:p>
        </text:list-item>
        <text:list-item>
          <text:p text:style-name="P12">Find a robust algorithm for handwriting skeletonization</text:p>
        </text:list-item>
        <text:list-item>
          <text:p text:style-name="P12">Answer the question if converting our offline data to ‘fake’ online data is sufficient to use online algorithms</text:p>
        </text:list-item>
        <text:list-item>
          <text:p text:style-name="P12">Find a way to transfer the pen style to the output image</text:p>
        </text:list-item>
        <text:list-item>
          <text:p text:style-name="P12">Optional: Find a way to transfer the background style to the output image</text:p>
        </text:list-item>
      </text:list>
      <text:p text:style-name="P105">6 – Pipeline Overview</text:p>
      <text:p text:style-name="P11"/>
      <text:list xml:id="list947751929" text:style-name="L6">
        <text:list-item>
          <text:p text:style-name="P13">Quick describe the order of the steps</text:p>
        </text:list-item>
        <text:list-item>
          <text:p text:style-name="P13">We will now talk about the each of the steps in detail</text:p>
        </text:list-item>
        <text:list-item>
          <text:p text:style-name="P13">Just wanted to show you how the finished pipeline looks so you understand how the steps will fit together in the end</text:p>
        </text:list-item>
      </text:list>
      <text:p text:style-name="P106">7 – Skeletonization</text:p>
      <text:p text:style-name="P15"/>
      <text:list xml:id="list3252801744" text:style-name="L7">
        <text:list-item>
          <text:p text:style-name="P16">Goal of the Skeletonization Stage:</text:p>
          <text:list>
            <text:list-item>
              <text:p text:style-name="P16">Extract the lines from the input image</text:p>
            </text:list-item>
            <text:list-item>
              <text:p text:style-name="P16">Input: Picture of handwriting</text:p>
            </text:list-item>
            <text:list-item>
              <text:p text:style-name="P16">Output: Lines in that image</text:p>
              <text:list>
                <text:list-item>
                  <text:p text:style-name="P16">black lines on white background =&gt; binary image</text:p>
                </text:list-item>
                <text:list-item>
                  <text:p text:style-name="P16">lines only one pixel thick</text:p>
                </text:list-item>
              </text:list>
            </text:list-item>
          </text:list>
        </text:list-item>
        <text:list-item>
          <text:p text:style-name="P16">How do we achieve that?</text:p>
          <text:list>
            <text:list-item>
              <text:p text:style-name="P16">Before we can talk about that, we need to look at a little bit of background</text:p>
            </text:list-item>
            <text:list-item>
              <text:p text:style-name="P16">Two papers we need to talk about</text:p>
            </text:list-item>
          </text:list>
        </text:list-item>
      </text:list>
      <text:p text:style-name="P106">8 – Background Pix2Pix</text:p>
      <text:p text:style-name="P15"/>
      <text:list xml:id="list3156348341" text:style-name="L8">
        <text:list-item>
          <text:p text:style-name="P20">Goal: map images from one representation to another</text:p>
          <text:list>
            <text:list-item>
              <text:p text:style-name="P26">Examples</text:p>
            </text:list-item>
          </text:list>
        </text:list-item>
        <text:list-item>
          <text:p text:style-name="P26">The requirement to create such a mapping:</text:p>
          <text:list>
            <text:list-item>
              <text:p text:style-name="P26">dataset with examples for <text:span text:style-name="T15">these</text:span> mappings</text:p>
            </text:list-item>
            <text:list-item>
              <text:p text:style-name="P26"><text:span text:style-name="T16">specifically</text:span>: pairwise annotations</text:p>
            </text:list-item>
            <text:list-item>
              <text:p text:style-name="P27">disadvantage, lot of problems don’t such a dataset</text:p>
            </text:list-item>
          </text:list>
        </text:list-item>
      </text:list>
      <text:p text:style-name="P28"/>
      <text:p text:style-name="P107">9 – Background Pix2Pix (cont.)</text:p>
      <text:p text:style-name="P29"/>
      <text:list xml:id="list2837497677" text:style-name="L9">
        <text:list-item>
          <text:p text:style-name="P30">How did Pix2Pix do that?</text:p>
        </text:list-item>
        <text:list-item>
          <text:p text:style-name="P30">Two major innovations Pix2Pix brought to the table:</text:p>
        </text:list-item>
        <text:list-item>
          <text:p text:style-name="P30">Network architecture: which they called U-Net</text:p>
          <text:list>
            <text:list-item>
              <text:p text:style-name="P30">Normal Encoder-Decoder network: Convolutions, reduce spacial dimensions and increase feature dimension</text:p>
            </text:list-item>
            <text:list-item>
              <text:p text:style-name="P30">realized: very benefitial to add skip connections to the network</text:p>
            </text:list-item>
            <text:list-item>
              <text:p text:style-name="P31">implemented by concatenating encoder layers into their respective counterparts at the decoder side</text:p>
            </text:list-item>
          </text:list>
        </text:list-item>
        <text:list-item>
          <text:p text:style-name="P31">Second innovation: Loss function</text:p>
          <text:list>
            <text:list-item>
              <text:p text:style-name="P31">Combination of PatchGAN and L1 loss</text:p>
            </text:list-item>
            <text:list-item>
              <text:p text:style-name="P31">works very well for a variety of problems</text:p>
            </text:list-item>
            <text:list-item>
              <text:p text:style-name="P31">won’t talk about in more detail</text:p>
            </text:list-item>
          </text:list>
        </text:list-item>
      </text:list>
      <text:p text:style-name="P108">10 – Background CycleGAN</text:p>
      <text:p text:style-name="P22"/>
      <text:list xml:id="list195641511584072" text:continue-list="list3156348341" text:style-name="L8">
        <text:list-item>
          <text:p text:style-name="P21">Goal: <text:span text:style-name="T17">just like Pix2Pix</text:span></text:p>
          <text:list>
            <text:list-item>
              <text:p text:style-name="P32">but: instead of mapping one representation to another, CycleGAN creates a mapping <text:span text:style-name="T4">between</text:span> them, meaning: in both directions</text:p>
            </text:list-item>
          </text:list>
        </text:list-item>
        <text:list-item>
          <text:p text:style-name="P32">Contrast to Pix2Pix:</text:p>
          <text:list>
            <text:list-item>
              <text:p text:style-name="P32">do not require a dataset with pairwise annotations</text:p>
            </text:list-item>
            <text:list-item>
              <text:p text:style-name="P32">instead: sufficient to one separate dataset for each representation, without pairwise annotations</text:p>
            </text:list-item>
            <text:list-item>
              <text:p text:style-name="P32">big advantage</text:p>
            </text:list-item>
          </text:list>
        </text:list-item>
      </text:list>
      <text:p text:style-name="P108">11 – Background CycleGAN (cont.)</text:p>
      <text:list xml:id="list4136705193" text:style-name="L10">
        <text:list-item>
          <text:p text:style-name="P33">Way they achieved that:</text:p>
          <text:list>
            <text:list-item>
              <text:p text:style-name="P33">Training with Cycle Consistency</text:p>
            </text:list-item>
          </text:list>
        </text:list-item>
        <text:list-item>
          <text:p text:style-name="P33">Normally, if you want to synthesize images:</text:p>
          <text:list>
            <text:list-item>
              <text:p text:style-name="P33">need real image of domain B and of domain A</text:p>
            </text:list-item>
            <text:list-item>
              <text:p text:style-name="P33">train a network to create a fake image of domain A</text:p>
            </text:list-item>
            <text:list-item>
              <text:p text:style-name="P33">compare the fake image with the real image to improve the result</text:p>
            </text:list-item>
            <text:list-item>
              <text:p text:style-name="P33">Problem: doesn’t work if the real images do not have the same content because:</text:p>
              <text:list>
                <text:list-item>
                  <text:p text:style-name="P33">network could just use real image B as random noise</text:p>
                </text:list-item>
                <text:list-item>
                  <text:p text:style-name="P33">GAN only enforces if fake looks real, but not if its related to the input</text:p>
                </text:list-item>
              </text:list>
            </text:list-item>
          </text:list>
        </text:list-item>
        <text:list-item>
          <text:p text:style-name="P33">Solution:</text:p>
          <text:list>
            <text:list-item>
              <text:p text:style-name="P33">Use a second network to convert the image back to the original domain</text:p>
            </text:list-item>
            <text:list-item>
              <text:p text:style-name="P33">then compare this double-fake image with the original image</text:p>
            </text:list-item>
            <text:list-item>
              <text:p text:style-name="P33">this has the effect:</text:p>
              <text:list>
                <text:list-item>
                  <text:p text:style-name="P33">fake image of domain A has to keep enough information about the original image to reconstruct it</text:p>
                </text:list-item>
                <text:list-item>
                  <text:p text:style-name="P34">effekt: fake image A stays close to the real image B and only changes its representation</text:p>
                </text:list-item>
              </text:list>
            </text:list-item>
          </text:list>
        </text:list-item>
        <text:list-item>
          <text:p text:style-name="P34">To further improve this effect: Add the same training cycle to the other direction</text:p>
        </text:list-item>
        <text:list-item>
          <text:p text:style-name="P34">All of this together: leads to pretty convincing results</text:p>
        </text:list-item>
      </text:list>
      <text:p text:style-name="P109">12 – Datasets</text:p>
      <text:p text:style-name="P41"/>
      <text:list xml:id="list2726941317" text:style-name="L11">
        <text:list-item>
          <text:p text:style-name="P42">Two datasets: CVL and IAM-Online</text:p>
        </text:list-item>
        <text:list-item>
          <text:p text:style-name="P42">CVL:</text:p>
          <text:list>
            <text:list-item>
              <text:p text:style-name="P42">offline handwriting on a white background</text:p>
            </text:list-item>
          </text:list>
        </text:list-item>
        <text:list-item>
          <text:p text:style-name="P42">IAM-Online:</text:p>
          <text:list>
            <text:list-item>
              <text:p text:style-name="P42">online handwriting without any visual style information</text:p>
            </text:list-item>
            <text:list-item>
              <text:p text:style-name="P42">we use to create skeletons <text:span text:style-name="T18">for training</text:span></text:p>
            </text:list-item>
          </text:list>
        </text:list-item>
      </text:list>
      <text:p text:style-name="P41"/>
      <text:list xml:id="list195640036195579" text:continue-numbering="true" text:style-name="L11">
        <text:list-item>
          <text:p text:style-name="P43">But: No pairwise annotations between them</text:p>
          <text:list>
            <text:list-item>
              <text:p text:style-name="P44">Therefore: first attempt was to use CycleGAN <text:span text:style-name="T19">directly</text:span></text:p>
              <text:list>
                <text:list-item>
                  <text:p text:style-name="P44"><text:span text:style-name="T19">already said: doesn’t require annotations</text:span></text:p>
                </text:list-item>
              </text:list>
            </text:list-item>
          </text:list>
        </text:list-item>
      </text:list>
      <text:p text:style-name="P45"/>
      <text:p text:style-name="P110">13 – First attempt: CycleGAN</text:p>
      <text:p text:style-name="P46"/>
      <text:list xml:id="list1742985938" text:style-name="L12">
        <text:list-item>
          <text:p text:style-name="P47">Sadly: CycleGAN failed for simple reasons:</text:p>
        </text:list-item>
        <text:list-item>
          <text:p text:style-name="P47">Datasets are created by different set of writers</text:p>
        </text:list-item>
        <text:list-item>
          <text:p text:style-name="P47">Distribution of writer styles is not equal</text:p>
        </text:list-item>
        <text:list-item>
          <text:p text:style-name="P47">CycleGAN realized that and started to change the writer style</text:p>
        </text:list-item>
        <text:list-item>
          <text:p text:style-name="P68">show in image</text:p>
        </text:list-item>
        <text:list-item>
          <text:p text:style-name="P68"><text:span text:style-name="T5">Therefore: decided that CycleGAN is not the solution to our problem</text:span></text:p>
        </text:list-item>
        <text:list-item>
          <text:p text:style-name="P68"><text:span text:style-name="T5">started to search for alternatives</text:span></text:p>
          <text:list>
            <text:list-item>
              <text:p text:style-name="P68"><text:span text:style-name="T5">one we came up with involved Pix2Pix</text:span></text:p>
            </text:list-item>
          </text:list>
        </text:list-item>
      </text:list>
      <text:p text:style-name="P118"><text:span text:style-name="T5">14 – Second attempt: Pix2Pix</text:span></text:p>
      <text:p text:style-name="P69"><text:span text:style-name="T5"/></text:p>
      <text:list xml:id="list2951835378" text:style-name="L13">
        <text:list-item>
          <text:p text:style-name="P70"><text:span text:style-name="T5">S</text:span><text:span text:style-name="T20">till have the problem that it requires pairwise annotations</text:span></text:p>
        </text:list-item>
        <text:list-item>
          <text:p text:style-name="P38"><text:span text:style-name="T5">Solution for that:</text:span></text:p>
          <text:list>
            <text:list-item>
              <text:p text:style-name="P38"><text:span text:style-name="T5">use a simple naive skeletonization and transfer its knowledge to Pix2Pix</text:span></text:p>
            </text:list-item>
            <text:list-item>
              <text:p text:style-name="P38"><text:span text:style-name="T5">This approach isn’t limited to this thesis, hope that it actually be useful for other people as well</text:span></text:p>
            </text:list-item>
          </text:list>
        </text:list-item>
        <text:list-item>
          <text:p text:style-name="P38"><text:span text:style-name="T5">Algorithm requires:</text:span></text:p>
          <text:list>
            <text:list-item>
              <text:p text:style-name="P38"><text:span text:style-name="T5">Two datasets, one of each domain</text:span></text:p>
            </text:list-item>
            <text:list-item>
              <text:p text:style-name="P38"><text:span text:style-name="T5">Naive mapping algorithm from one domain to the other</text:span></text:p>
            </text:list-item>
          </text:list>
        </text:list-item>
        <text:list-item>
          <text:p text:style-name="P39"><text:span text:style-name="T5">First: use naive mapping to create a fake dataset B from real dataset A</text:span></text:p>
          <text:list>
            <text:list-item>
              <text:p text:style-name="P39"><text:span text:style-name="T5">Gives us: annotated dataset of real A to fake B</text:span></text:p>
            </text:list-item>
          </text:list>
        </text:list-item>
        <text:list-item>
          <text:p text:style-name="P39"><text:span text:style-name="T5">Then: train </text:span>reverse<text:span text:style-name="T5"> mapping from B to A</text:span></text:p>
          <text:list>
            <text:list-item>
              <text:p text:style-name="P39"><text:span text:style-name="T5">important to note: network gets trained with fake input images and real output images =&gt; its outputs will be close to real images, while it (hopefully) can still handle real inputs</text:span></text:p>
            </text:list-item>
          </text:list>
        </text:list-item>
        <text:list-item>
          <text:p text:style-name="P39"><text:span text:style-name="T5">invert the process and do the same thing again, just the other way round</text:span></text:p>
        </text:list-item>
        <text:list-item>
          <text:p text:style-name="P39"><text:span text:style-name="T5">fake images of A will be close to real images, because that’s what the network was trained on</text:span></text:p>
        </text:list-item>
        <text:list-item>
          <text:p text:style-name="P39"><text:span text:style-name="T5">train our final network on this generated dataset</text:span></text:p>
          <text:list>
            <text:list-item>
              <text:p text:style-name="P39"><text:span text:style-name="T6">at that step, can </text:span><text:span text:style-name="T5">add </text:span><text:span text:style-name="T6">n</text:span><text:span text:style-name="T5">oise and color </text:span><text:span text:style-name="T6">variation, to make the network more robust</text:span></text:p>
            </text:list-item>
          </text:list>
        </text:list-item>
        <text:list-item>
          <text:p text:style-name="P40"><text:span text:style-name="T5">now have a network that does the same as the naive algorithm, just better</text:span></text:p>
        </text:list-item>
      </text:list>
      <text:p text:style-name="P119"><text:span text:style-name="T5">15 – </text:span><text:span text:style-name="T7">Second attempt: Pix2Pix </text:span><text:span text:style-name="T5">(cont.)</text:span></text:p>
      <text:p text:style-name="P71"><text:span text:style-name="T5"/></text:p>
      <text:list xml:id="list1862954771" text:style-name="L14">
        <text:list-item>
          <text:p text:style-name="P77"><text:span text:style-name="T23">left: input data,</text:span></text:p>
        </text:list-item>
        <text:list-item>
          <text:p text:style-name="P77"><text:span text:style-name="T23">middle: primitive skeletonization (thresholding and thinning)</text:span></text:p>
        </text:list-item>
        <text:list-item>
          <text:p text:style-name="P78"><text:span text:style-name="T22">right: result of our knowledge transfer algorithm</text:span></text:p>
        </text:list-item>
        <text:list-item>
          <text:p text:style-name="P78"><text:span text:style-name="T22">Improvements:</text:span></text:p>
          <text:list>
            <text:list-item>
              <text:p text:style-name="P78"><text:span text:style-name="T22">less artifacts (</text:span><text:span text:style-name="T21">show in images</text:span><text:span text:style-name="T22">)</text:span></text:p>
            </text:list-item>
            <text:list-item>
              <text:p text:style-name="P78"><text:span text:style-name="T22">more robust towards contrast and brightness, because of the noise and color variation we added during training</text:span></text:p>
            </text:list-item>
            <text:list-item>
              <text:p text:style-name="P78"><text:span text:style-name="T22">better handling of noise in the background (</text:span><text:span text:style-name="T21">show in images</text:span><text:span text:style-name="T22">)</text:span></text:p>
            </text:list-item>
          </text:list>
        </text:list-item>
      </text:list>
      <text:p text:style-name="P123"><text:span text:style-name="T22">16 – Conversion to Online Handwriting</text:span></text:p>
      <text:p text:style-name="P23"/>
      <text:list xml:id="list195640021614338" text:continue-list="list3252801744" text:style-name="L7">
        <text:list-item>
          <text:p text:style-name="P17">Goal of <text:span text:style-name="T30">this</text:span> Stage:</text:p>
          <text:list>
            <text:list-item>
              <text:p text:style-name="P80">Convert skeleton representation to something that online algorithms can understand</text:p>
            </text:list-item>
            <text:list-item>
              <text:p text:style-name="P80">To do that we need to</text:p>
              <text:list>
                <text:list-item>
                  <text:p text:style-name="P80">split the skeleton into pen strokes:</text:p>
                  <text:list>
                    <text:list-item>
                      <text:p text:style-name="P80">pen stroke: one beginning, one end and some curve in between</text:p>
                    </text:list-item>
                  </text:list>
                </text:list-item>
                <text:list-item>
                  <text:p text:style-name="P80">create temporal ordering</text:p>
                </text:list-item>
              </text:list>
            </text:list-item>
          </text:list>
        </text:list-item>
      </text:list>
      <text:p text:style-name="P123"><text:span text:style-name="T24">1</text:span><text:span text:style-name="T22">7 – Graph Creation and Refinement</text:span></text:p>
      <text:p text:style-name="P79"><text:span text:style-name="T22"/></text:p>
      <text:list xml:id="list195641183804055" text:continue-numbering="true" text:style-name="L7">
        <text:list-item>
          <text:p text:style-name="P80"><text:span text:style-name="T24">F</text:span><text:span text:style-name="T22">irst, let’s discuss the conversion of skeletons to strokes</text:span></text:p>
        </text:list-item>
        <text:list-item>
          <text:p text:style-name="P80"><text:span text:style-name="T22">start with creating a graph node at the center of every skeleton pixel</text:span></text:p>
        </text:list-item>
        <text:list-item>
          <text:p text:style-name="P80"><text:span text:style-name="T22">connect all the neighboring pixels together (horizontal, vertical, diagonal)</text:span></text:p>
        </text:list-item>
        <text:list-item>
          <text:p text:style-name="P80"><text:span text:style-name="T22">as you can see, creates lots of triangles. Bad, because we want to have pen strokes, don’t contain cycles</text:span></text:p>
          <text:list>
            <text:list-item>
              <text:p text:style-name="P80"><text:span text:style-name="T22">search for all triangles in the graph, group them with simple recursive fill</text:span></text:p>
            </text:list-item>
            <text:list-item>
              <text:p text:style-name="P80"><text:span text:style-name="T22">when we found all triangles in a group, we replace the entire group with the mean of all nodes</text:span></text:p>
            </text:list-item>
          </text:list>
        </text:list-item>
        <text:list-item>
          <text:p text:style-name="P80"><text:span text:style-name="T22">still leaves us with intersections</text:span></text:p>
          <text:list>
            <text:list-item>
              <text:p text:style-name="P83"><text:span text:style-name="T22">two types of intersections: even or odd number of neighbors</text:span></text:p>
              <text:list>
                <text:list-item>
                  <text:p text:style-name="P83"><text:span text:style-name="T22">even: connect nodes on opposite sides</text:span></text:p>
                </text:list-item>
                <text:list-item>
                  <text:p text:style-name="P83"><text:span text:style-name="T22">odd: connect largest angles until we only have one connection left</text:span></text:p>
                </text:list-item>
              </text:list>
            </text:list-item>
          </text:list>
        </text:list-item>
        <text:list-item>
          <text:p text:style-name="P83"><text:span text:style-name="T22">further steps, not shown</text:span></text:p>
        </text:list-item>
      </text:list>
      <text:p text:style-name="P124"><text:span text:style-name="T22">18 – Resampling</text:span></text:p>
      <text:p text:style-name="P84"><text:span text:style-name="T22"/></text:p>
      <text:list xml:id="list2551294386" text:style-name="L15">
        <text:list-item>
          <text:p text:style-name="P35"><text:span text:style-name="T5">Now have strokes. Next step: resample. Why?</text:span></text:p>
        </text:list-item>
        <text:list-item>
          <text:p text:style-name="P35"><text:span text:style-name="T5">Several reasons:</text:span></text:p>
          <text:list>
            <text:list-item>
              <text:p text:style-name="P35"><text:span text:style-name="T5">without resampling, discovered that our GPU memory is too small</text:span></text:p>
            </text:list-item>
            <text:list-item>
              <text:p text:style-name="P35"><text:span text:style-name="T5">current representation is quite far away from the samples you would get from real handwriting</text:span></text:p>
            </text:list-item>
            <text:list-item>
              <text:p text:style-name="P35"><text:span text:style-name="T5">resampling can make the handwriting much more predictable in the next stage, online handwriting generator</text:span></text:p>
            </text:list-item>
          </text:list>
        </text:list-item>
        <text:list-item>
          <text:p text:style-name="P35"><text:span text:style-name="T5">Two Methods:</text:span></text:p>
          <text:list>
            <text:list-item>
              <text:p text:style-name="P35"><text:span text:style-name="T5">Constant velocity resampling</text:span></text:p>
              <text:list>
                <text:list-item>
                  <text:p text:style-name="P35"><text:span text:style-name="T5">Simple, just resample into constant segments of given length</text:span></text:p>
                </text:list-item>
                <text:list-item>
                  <text:p text:style-name="P35"><text:span text:style-name="T5">Problem: unrealistic and restrictive, leaves the handwriting generator with only one degree of freedom (direction), segment length is fixed. Reduces the output quality of the handwriting generator (as we will see later)</text:span></text:p>
                </text:list-item>
              </text:list>
            </text:list-item>
            <text:list-item>
              <text:p text:style-name="P35"><text:span text:style-name="T5">Maximum acceleration resampling</text:span></text:p>
              <text:list>
                <text:list-item>
                  <text:p text:style-name="P35"><text:span text:style-name="T5">Think about it: can move your hand as fast as you want, only bound by how fast you can accelerate it</text:span></text:p>
                </text:list-item>
                <text:list-item>
                  <text:p text:style-name="P35"><text:span text:style-name="T5">Creates samples that are a lot closer to real handwriting</text:span></text:p>
                </text:list-item>
                <text:list-item>
                  <text:p text:style-name="P35"><text:span text:style-name="T5">But: algorithm much more complex</text:span></text:p>
                </text:list-item>
              </text:list>
            </text:list-item>
          </text:list>
        </text:list-item>
      </text:list>
      <text:p text:style-name="P120"><text:span text:style-name="T5">19 – Maximum Acceleration Resampling</text:span></text:p>
      <text:p text:style-name="P72"><text:span text:style-name="T5"/></text:p>
      <text:list xml:id="list581278220" text:style-name="L16">
        <text:list-item>
          <text:p text:style-name="P73"><text:span text:style-name="T5">Basically: Dijkstra Shortest Path search</text:span></text:p>
        </text:list-item>
        <text:list-item>
          <text:p text:style-name="P73"><text:span text:style-name="T5">but: instead of searching the shortest path through 2D coordinates, we also include the possible velocities in the search space, which pushes the problem into 4 dimensions</text:span></text:p>
        </text:list-item>
        <text:list-item>
          <text:p text:style-name="P73"><text:span text:style-name="T5">Still, same algorithm</text:span></text:p>
        </text:list-item>
        <text:list-item>
          <text:p text:style-name="P73"><text:span text:style-name="T5">Every node in 4D space consists of:</text:span></text:p>
          <text:list>
            <text:list-item>
              <text:p text:style-name="P73"><text:span text:style-name="T5">px, py, which is the point coordinates</text:span></text:p>
            </text:list-item>
            <text:list-item>
              <text:p text:style-name="P73"><text:span text:style-name="T5">vx, vy, which we define as the </text:span><text:span text:style-name="T3">incoming</text:span><text:span text:style-name="T5"> velocity</text:span></text:p>
            </text:list-item>
          </text:list>
        </text:list-item>
        <text:list-item>
          <text:p text:style-name="P73"><text:span text:style-name="T5">Couple of constraints:</text:span></text:p>
          <text:list>
            <text:list-item>
              <text:p text:style-name="P73"><text:span text:style-name="T5">we define that our path starts with zero velocity and ends with zero velocity</text:span></text:p>
            </text:list-item>
            <text:list-item>
              <text:p text:style-name="P73"><text:span text:style-name="T5">maximum acceleration constraint</text:span></text:p>
            </text:list-item>
            <text:list-item>
              <text:p text:style-name="P73"><text:span text:style-name="T5">further, we need an additional constraint to prevent the algorithm from taking shortcuts</text:span></text:p>
            </text:list-item>
          </text:list>
        </text:list-item>
        <text:list-item>
          <text:p text:style-name="P73"><text:span text:style-name="T5">With those constraints, 4D shortest path search yields our desired result</text:span></text:p>
        </text:list-item>
        <text:list-item>
          <text:p text:style-name="P73"><text:span text:style-name="T5">Slow, had to do a couple of performance optimizations</text:span></text:p>
        </text:list-item>
      </text:list>
      <text:p text:style-name="P121"><text:span text:style-name="T5">20 – Resampling comparison</text:span></text:p>
      <text:p text:style-name="P74"><text:span text:style-name="T5"/></text:p>
      <text:list xml:id="list4223637107" text:style-name="L17">
        <text:list-item>
          <text:p text:style-name="P75"><text:span text:style-name="T5">Shows the results of our resampling methods</text:span></text:p>
        </text:list-item>
        <text:list-item>
          <text:p text:style-name="P75"><text:span text:style-name="T5">Left: without resampling</text:span></text:p>
          <text:list>
            <text:list-item>
              <text:p text:style-name="P75"><text:span text:style-name="T5">many points</text:span></text:p>
            </text:list-item>
            <text:list-item>
              <text:p text:style-name="P75"><text:span text:style-name="T5">spaced in a grid</text:span></text:p>
            </text:list-item>
          </text:list>
        </text:list-item>
        <text:list-item>
          <text:p text:style-name="P75"><text:span text:style-name="T5">Middle: constant velocity resampling</text:span></text:p>
          <text:list>
            <text:list-item>
              <text:p text:style-name="P75"><text:span text:style-name="T5">a lot less points</text:span></text:p>
            </text:list-item>
            <text:list-item>
              <text:p text:style-name="P76"><text:span text:style-name="T5">points are all in equal distances</text:span></text:p>
            </text:list-item>
            <text:list-item>
              <text:p text:style-name="P76"><text:span text:style-name="T5">causes sharp corners, problematic for prediction network</text:span></text:p>
            </text:list-item>
          </text:list>
        </text:list-item>
        <text:list-item>
          <text:p text:style-name="P76"><text:span text:style-name="T5">Right: maximum acceleration resampling</text:span></text:p>
          <text:list>
            <text:list-item>
              <text:p text:style-name="P76"><text:span text:style-name="T5">still a lot less points than without resampling</text:span></text:p>
            </text:list-item>
            <text:list-item>
              <text:p text:style-name="P76"><text:span text:style-name="T5">smooth transitions around corners</text:span></text:p>
            </text:list-item>
            <text:list-item>
              <text:p text:style-name="P76"><text:span text:style-name="T5">very close to what we can see in the IAM-Online dataset</text:span></text:p>
            </text:list-item>
          </text:list>
        </text:list-item>
      </text:list>
      <text:p text:style-name="P122"><text:span text:style-name="T5">21 – Writer Style Transfer</text:span></text:p>
      <text:p text:style-name="P24"/>
      <text:list xml:id="list195640477583486" text:continue-list="list195641183804055" text:style-name="L7">
        <text:list-item>
          <text:p text:style-name="P18">Goal of <text:span text:style-name="T30">this</text:span> Stage:</text:p>
          <text:list>
            <text:list-item>
              <text:p text:style-name="P81"><text:span text:style-name="T31">Take online handwriting and change its text content while keeping its writer style</text:span></text:p>
            </text:list-item>
          </text:list>
        </text:list-item>
      </text:list>
      <text:p text:style-name="P82"/>
      <text:p text:style-name="P85">22 – Cont.</text:p>
      <text:p text:style-name="P85"/>
      <text:list xml:id="list4013486596" text:style-name="L18">
        <text:list-item>
          <text:p text:style-name="P86">Has already been solved for real data</text:p>
          <text:list>
            <text:list-item>
              <text:p text:style-name="P86"><text:span text:style-name="T3">Challenge</text:span>: Find a configuration that works with our synthetic data</text:p>
            </text:list-item>
          </text:list>
        </text:list-item>
        <text:list-item>
          <text:p text:style-name="P86">As already mentioned, Algorithms that we used for that:</text:p>
          <text:list>
            <text:list-item>
              <text:p text:style-name="P86">Graves’ Prediction Network</text:p>
            </text:list-item>
            <text:list-item>
              <text:p text:style-name="P86">Deepwriting</text:p>
            </text:list-item>
          </text:list>
        </text:list-item>
      </text:list>
      <text:p text:style-name="P125">23 – Background: Graves Network</text:p>
      <text:p text:style-name="P85"/>
      <text:list xml:id="list529902573" text:style-name="L19">
        <text:list-item>
          <text:p text:style-name="P87">Originally, Graves only wrote this network to demonstrate the capabilities of LSTM cells</text:p>
        </text:list-item>
        <text:list-item>
          <text:p text:style-name="P87">Nonetheless, turned out to work really well, multiple re-implementations of his network for modern deep learning frameworks on github</text:p>
        </text:list-item>
        <text:list-item>
          <text:p text:style-name="P87">Works very well with online handwriting</text:p>
        </text:list-item>
        <text:list-item>
          <text:p text:style-name="P87">How does it work?</text:p>
          <text:list>
            <text:list-item>
              <text:p text:style-name="P87">Goal: Predict the next pen position from a series of previous pen positions</text:p>
            </text:list-item>
            <text:list-item>
              <text:p text:style-name="P87">Show on board:</text:p>
              <text:list>
                <text:list-item>
                  <text:p text:style-name="P87">Input, Output, LSTM cells, character side input with window function (attention mechanism)</text:p>
                </text:list-item>
              </text:list>
            </text:list-item>
          </text:list>
        </text:list-item>
        <text:list-item>
          <text:p text:style-name="P87">If it only predicts one pen position, how can it do handwriting synthesis?</text:p>
          <text:list>
            <text:list-item>
              <text:p text:style-name="P87"><text:span text:style-name="T3">Prime</text:span> the network with a given handwriting, to extract the style</text:p>
            </text:list-item>
            <text:list-item>
              <text:p text:style-name="P87">After that, we continue to give the network further characters, but instead of giving it more pen positions, we feed own predictions pack into it</text:p>
            </text:list-item>
          </text:list>
        </text:list-item>
      </text:list>
      <text:p text:style-name="P126">24 – Background: DeepWriting</text:p>
      <text:p text:style-name="P88"/>
      <text:list xml:id="list380890728" text:style-name="L20">
        <text:list-item>
          <text:p text:style-name="P89">Second network we used: DeepWriting</text:p>
        </text:list-item>
        <text:list-item>
          <text:p text:style-name="P89">DeepWriting is Conditional Variational Recurrent Neural Network</text:p>
        </text:list-item>
        <text:list-item>
          <text:p text:style-name="P89">Difference to Graves: Explicitly splits Style and Content into two separate latent random variables </text:p>
        </text:list-item>
        <text:list-item>
          <text:p text:style-name="P89">While this has advantages, the entire approach has a couple of major disadvantages:</text:p>
          <text:list>
            <text:list-item>
              <text:p text:style-name="P89">network requires EOC(end-of-character) and BOW(beginning-of-word) annotations, which we don’t have in our final pipeline</text:p>
            </text:list-item>
            <text:list-item>
              <text:p text:style-name="P89">network only looks at one content character at a time. Can only switch to the next character by emitting and EOC signal.</text:p>
              <text:list>
                <text:list-item>
                  <text:p text:style-name="P89">Prevents network from looking at future characters, which is an important thing for smooth character transitions</text:p>
                </text:list-item>
              </text:list>
            </text:list-item>
          </text:list>
        </text:list-item>
      </text:list>
      <text:p text:style-name="P127">25 – Writer Style Transfer: Experiments</text:p>
      <text:p text:style-name="P36"/>
      <text:list xml:id="list388860674" text:style-name="L21">
        <text:list-item>
          <text:p text:style-name="P37">This is an input style from the evaluation dataset</text:p>
        </text:list-item>
        <text:list-item>
          <text:p text:style-name="P37">First thing we tried: DeepWriting + Constant Velocity Resampling</text:p>
          <text:list>
            <text:list-item>
              <text:p text:style-name="P37">Can see: Results quite bad</text:p>
            </text:list-item>
            <text:list-item>
              <text:p text:style-name="P37">Should spell: I am a synthetic sample</text:p>
            </text:list-item>
            <text:list-item>
              <text:p text:style-name="P37">Learned to create strokes with correct sample distance</text:p>
            </text:list-item>
            <text:list-item>
              <text:p text:style-name="P37">never learned to form letters or words</text:p>
            </text:list-item>
          </text:list>
        </text:list-item>
        <text:list-item>
          <text:p text:style-name="P37">Tried to find difference to real handwriting?</text:p>
          <text:list>
            <text:list-item>
              <text:p text:style-name="P37">Found, as previously mentioned: </text:p>
              <text:list>
                <text:list-item>
                  <text:p text:style-name="P37">biggest difference: constant length line segments</text:p>
                </text:list-item>
                <text:list-item>
                  <text:p text:style-name="P37">actual reason why we came up with max. vel. Resampling</text:p>
                </text:list-item>
              </text:list>
            </text:list-item>
          </text:list>
        </text:list-item>
        <text:list-item>
          <text:p text:style-name="P37">Second result: DeepWriting + Max. Vel. Resampling</text:p>
          <text:list>
            <text:list-item>
              <text:p text:style-name="P37">Quite an improvement</text:p>
              <text:list>
                <text:list-item>
                  <text:p text:style-name="P37">Now forms letters and words</text:p>
                </text:list-item>
                <text:list-item>
                  <text:p text:style-name="P37">Almost readable</text:p>
                </text:list-item>
                <text:list-item>
                  <text:p text:style-name="P37">Still: really big mistakes</text:p>
                </text:list-item>
              </text:list>
            </text:list-item>
          </text:list>
        </text:list-item>
        <text:list-item>
          <text:p text:style-name="P37">Kept looking at differences between our synthetic data and real handwriting</text:p>
          <text:list>
            <text:list-item>
              <text:p text:style-name="P37">nothing really stood out</text:p>
            </text:list-item>
            <text:list-item>
              <text:p text:style-name="P37">maybe: DeepWriting not good enough =&gt; decided to tried Graves, just to make sure it’s not the algorithm itself</text:p>
            </text:list-item>
          </text:list>
        </text:list-item>
        <text:list-item>
          <text:p text:style-name="P37">Exact same data: Graves worked =&gt; decided to ditch DeepWriting entirely</text:p>
        </text:list-item>
      </text:list>
      <text:p text:style-name="P111">26 – Writer Style Transfer: Training Data</text:p>
      <text:p text:style-name="P48"/>
      <text:list xml:id="list1216688452" text:style-name="L22">
        <text:list-item>
          <text:p text:style-name="P49">Question:</text:p>
          <text:list>
            <text:list-item>
              <text:p text:style-name="P49">What should the network be trained with?</text:p>
            </text:list-item>
          </text:list>
        </text:list-item>
        <text:list-item>
          <text:p text:style-name="P49">Real <text:span text:style-name="T32">or Synthetic </text:span>Skeletons?</text:p>
          <text:list>
            <text:list-item>
              <text:p text:style-name="P49">Real Skeletons: Skeletons that we directly created from Online Data</text:p>
            </text:list-item>
            <text:list-item>
              <text:p text:style-name="P50"><text:span text:style-name="T32">Synthetic </text:span>Skeletons: Skeletons that we created by skeletonizing <text:span text:style-name="T32">r</text:span>eal offline <text:span text:style-name="T32">h</text:span>andwriting</text:p>
            </text:list-item>
          </text:list>
        </text:list-item>
        <text:list-item>
          <text:p text:style-name="P52">Advantages and disadvantages:</text:p>
          <text:list>
            <text:list-item>
              <text:p text:style-name="P52">Disadvantage of real skeletons:</text:p>
              <text:list>
                <text:list-item>
                  <text:p text:style-name="P52">final use-case will be to work with synthetic skeletons</text:p>
                </text:list-item>
                <text:list-item>
                  <text:p text:style-name="P52">might fail if only trained on real skeletons</text:p>
                </text:list-item>
              </text:list>
            </text:list-item>
            <text:list-item>
              <text:p text:style-name="P52">Disadvantage of synthetic skeletons: </text:p>
              <text:list>
                <text:list-item>
                  <text:p text:style-name="P52">contain much more artifacts than real skeletons</text:p>
                </text:list-item>
                <text:list-item>
                  <text:p text:style-name="P52">Network will most likely produce more artifacts as it tries to mimik its training data</text:p>
                </text:list-item>
              </text:list>
            </text:list-item>
          </text:list>
        </text:list-item>
        <text:list-item>
          <text:p text:style-name="P52">To answer that question, we decided to simply train it with both and compare the results</text:p>
        </text:list-item>
      </text:list>
      <text:p text:style-name="P112">2<text:span text:style-name="T32">7</text:span> – Writer Style Transfer: Training Data <text:span text:style-name="T32">(cont.)</text:span></text:p>
      <text:p text:style-name="P51"/>
      <text:list xml:id="list2209671112" text:style-name="L23">
        <text:list-item>
          <text:p text:style-name="P53">left: training data, middle: style input</text:p>
        </text:list-item>
        <text:list-item>
          <text:p text:style-name="P53">As expected: Network trained on synthetic data produces more artifacts</text:p>
          <text:list>
            <text:list-item>
              <text:p text:style-name="P53">(<text:span text:style-name="T3">show a couple</text:span>)</text:p>
            </text:list-item>
          </text:list>
        </text:list-item>
        <text:list-item>
          <text:p text:style-name="P54">Real skeletons with real style input:</text:p>
          <text:list>
            <text:list-item>
              <text:p text:style-name="P54">good results, also expected</text:p>
            </text:list-item>
          </text:list>
        </text:list-item>
        <text:list-item>
          <text:p text:style-name="P54">Different from what we expected:</text:p>
          <text:list>
            <text:list-item>
              <text:p text:style-name="P54">Network trained on real data didn’t have problems with synthetic style input</text:p>
            </text:list-item>
            <text:list-item>
              <text:p text:style-name="P54">Actually, consistently better than with real input! (not sure why)</text:p>
            </text:list-item>
            <text:list-item>
              <text:p text:style-name="P54">Excellent, as this exactly what we needed</text:p>
            </text:list-item>
          </text:list>
        </text:list-item>
        <text:list-item>
          <text:p text:style-name="P54">Conclusion, to answer our question: Definitely train with real skeletons</text:p>
        </text:list-item>
      </text:list>
      <text:p text:style-name="P113">28 – Writer Style Transfer: Qualitative Demonstration</text:p>
      <text:p text:style-name="P55"/>
      <text:list xml:id="list4261911949" text:style-name="L24">
        <text:list-item>
          <text:p text:style-name="P56">Just a couple of examples to show that style transfer is actually working</text:p>
        </text:list-item>
      </text:list>
      <text:p text:style-name="P114">29 – Pen Style Tranfer</text:p>
      <text:p text:style-name="P25"/>
      <text:list xml:id="list195639716498457" text:continue-list="list195640477583486" text:style-name="L7">
        <text:list-item>
          <text:p text:style-name="P19">Goal of <text:span text:style-name="T30">this</text:span> Stage:</text:p>
          <text:list>
            <text:list-item>
              <text:p text:style-name="P57"><text:span text:style-name="T33">Combine a skeleton image with real image</text:span></text:p>
              <text:list>
                <text:list-item>
                  <text:p text:style-name="P57"><text:span text:style-name="T33">create output image with shape of skeleton and pen-style of real image</text:span></text:p>
                </text:list-item>
              </text:list>
            </text:list-item>
          </text:list>
        </text:list-item>
      </text:list>
      <text:p text:style-name="P115">30 – Pen Style Transfer</text:p>
      <text:p text:style-name="P58"/>
      <text:list xml:id="list986830216" text:style-name="L25">
        <text:list-item>
          <text:p text:style-name="P59">Pix2Pix already demonstrated that it can generate realistic images</text:p>
          <text:list>
            <text:list-item>
              <text:p text:style-name="P59">(at: Knowledge Transfer Step at the Skeletonization Stage)</text:p>
            </text:list-item>
          </text:list>
        </text:list-item>
        <text:list-item>
          <text:p text:style-name="P59">But: to generate an image in a given style:</text:p>
          <text:list>
            <text:list-item>
              <text:p text:style-name="P59">Modifications necessary:</text:p>
              <text:p text:style-name="P59"/>
            </text:list-item>
          </text:list>
        </text:list-item>
      </text:list>
      <text:list xml:id="list712170336" text:style-name="L26">
        <text:list-item>
          <text:p text:style-name="P90"><text:span text:style-name="T27">Network to extract the style from reference image</text:span></text:p>
        </text:list-item>
        <text:list-item>
          <text:p text:style-name="P91"><text:span text:style-name="T26">Insert that style into pix2pix</text:span></text:p>
        </text:list-item>
        <text:list-item>
          <text:p text:style-name="P91"><text:span text:style-name="T26">Change the training procedure of pix2pix, to actually include the style</text:span></text:p>
        </text:list-item>
      </text:list>
      <text:p text:style-name="P92"><text:span text:style-name="T26"/></text:p>
      <text:list xml:id="list1667007047" text:style-name="L27">
        <text:list-item>
          <text:p text:style-name="P93"><text:span text:style-name="T26">Further: need to do some fine-tuning, but we will not talk about that further</text:span></text:p>
        </text:list-item>
      </text:list>
      <text:p text:style-name="P128"><text:span text:style-name="T26">31 – Pen Style Transfer: Style Extraction</text:span></text:p>
      <text:p text:style-name="P94"><text:span text:style-name="T26"/></text:p>
      <text:list xml:id="list148331231" text:style-name="L28">
        <text:list-item>
          <text:p text:style-name="P95"><text:span text:style-name="T26">Style Extraction Network</text:span></text:p>
          <text:list>
            <text:list-item>
              <text:p text:style-name="P95"><text:span text:style-name="T26">Left: Style Image</text:span></text:p>
            </text:list-item>
            <text:list-item>
              <text:p text:style-name="P95"><text:span text:style-name="T26">bottom right: Extracted Style information</text:span></text:p>
            </text:list-item>
          </text:list>
        </text:list-item>
        <text:list-item>
          <text:p text:style-name="P95"><text:span text:style-name="T26">green: default pix2pix encoder part (encoder part of u-net)</text:span></text:p>
          <text:list>
            <text:list-item>
              <text:p text:style-name="P95"><text:span text:style-name="T26">just run the image through the encoder</text:span></text:p>
            </text:list-item>
          </text:list>
        </text:list-item>
        <text:list-item>
          <text:p text:style-name="P95"><text:span text:style-name="T26">then, we extract the global information from all the network layers and and use those as our style information</text:span></text:p>
        </text:list-item>
        <text:list-item>
          <text:p text:style-name="P95"><text:span text:style-name="T26">to strip out spacial dimensions, we apply a max-pooling over them</text:span></text:p>
        </text:list-item>
        <text:list-item>
          <text:p text:style-name="P95"><text:span text:style-name="T26">reason for max-pooling and not average-pooling:</text:span></text:p>
          <text:list>
            <text:list-item>
              <text:p text:style-name="P95"><text:span text:style-name="T26">most of the input image is white background and doesn’t contain any style information</text:span></text:p>
            </text:list-item>
            <text:list-item>
              <text:p text:style-name="P95"><text:span text:style-name="T26">max pooling makes it easier for the network to ignore those areas</text:span></text:p>
            </text:list-item>
          </text:list>
        </text:list-item>
      </text:list>
      <text:p text:style-name="P129"><text:span text:style-name="T26">32 – Pen Style Transfer: Style Injection into Generator Network</text:span></text:p>
      <text:p text:style-name="P96"><text:span text:style-name="T26"/></text:p>
      <text:list xml:id="list337324372" text:style-name="L29">
        <text:list-item>
          <text:p text:style-name="P97"><text:span text:style-name="T26">now that we have style information: need to inject it into the Pix2Pix generator network</text:span></text:p>
        </text:list-item>
        <text:list-item>
          <text:p text:style-name="P98"><text:span text:style-name="T26">explain Pix2Pix</text:span></text:p>
        </text:list-item>
        <text:list-item>
          <text:p text:style-name="P99"><text:span text:style-name="T26">to inject, simply concatenate it with the innermost layer of the network</text:span></text:p>
        </text:list-item>
      </text:list>
      <text:p text:style-name="P130"><text:span text:style-name="T26">3</text:span><text:span text:style-name="T29">3 </text:span><text:span text:style-name="T26">– Pen Style Transfer: Conditional GAN Training</text:span></text:p>
      <text:p text:style-name="P100"><text:span text:style-name="T26"/></text:p>
      <text:list xml:id="list1707952657" text:style-name="L30">
        <text:list-item>
          <text:p text:style-name="P101"><text:span text:style-name="T26">Problem: So far, no reason for the network to actually use the conditional input</text:span></text:p>
        </text:list-item>
        <text:list-item>
          <text:p text:style-name="P101"><text:span text:style-name="T28">Important: A</text:span><text:span text:style-name="T26">dd style information to Discriminator, so it can check if the output matches its desired style</text:span></text:p>
        </text:list-item>
      </text:list>
      <text:p text:style-name="P131"><text:span text:style-name="T26">3</text:span><text:span text:style-name="T29">4</text:span><text:span text:style-name="T26"> – Pen Style Transfer: Results</text:span></text:p>
      <text:p text:style-name="P58"/>
      <text:list xml:id="list3882082260" text:style-name="L31">
        <text:list-item>
          <text:p text:style-name="P60">These are the results we got</text:p>
        </text:list-item>
        <text:list-item>
          <text:p text:style-name="P60">can see: colors match the style input</text:p>
        </text:list-item>
        <text:list-item>
          <text:p text:style-name="P60">that’s not all. Lots of other things change as well:</text:p>
          <text:list>
            <text:list-item>
              <text:p text:style-name="P60">line thickness</text:p>
            </text:list-item>
            <text:list-item>
              <text:p text:style-name="P60">little imperfections in the lines</text:p>
            </text:list-item>
          </text:list>
        </text:list-item>
        <text:list-item>
          <text:p text:style-name="P60">It works!</text:p>
        </text:list-item>
      </text:list>
      <text:p text:style-name="P116">3<text:span text:style-name="T35">5</text:span> – Conclusion<text:tab/></text:p>
      <text:p text:style-name="P61"/>
      <text:list xml:id="list861008341" text:style-name="L32">
        <text:list-item>
          <text:p text:style-name="P102"><text:span text:style-name="T26">Goals of this thesis were (</text:span><text:span text:style-name="T21">read</text:span><text:span text:style-name="T26">):</text:span></text:p>
          <text:list>
            <text:list-item>
              <text:p text:style-name="P14">Create a full offline-to-offline handwriting style transfer algorithm</text:p>
              <text:list>
                <text:list-item>
                  <text:p text:style-name="P102">Success</text:p>
                </text:list-item>
              </text:list>
            </text:list-item>
            <text:list-item>
              <text:p text:style-name="P14">Find a robust algorithm for handwriting skeletonization</text:p>
              <text:list>
                <text:list-item>
                  <text:p text:style-name="P102">Success</text:p>
                </text:list-item>
              </text:list>
            </text:list-item>
            <text:list-item>
              <text:p text:style-name="P14">Answer the question if converting our offline data to ‘fake’ online data is sufficient to use online algorithms</text:p>
              <text:list>
                <text:list-item>
                  <text:p text:style-name="P102">Yes, it is!</text:p>
                </text:list-item>
              </text:list>
            </text:list-item>
            <text:list-item>
              <text:p text:style-name="P14">Find a way to transfer the pen style to the output image</text:p>
              <text:list>
                <text:list-item>
                  <text:p text:style-name="P102">Success</text:p>
                </text:list-item>
              </text:list>
            </text:list-item>
            <text:list-item>
              <text:p text:style-name="P63">Optional: Find a way to transfer the background style to the output image</text:p>
              <text:list>
                <text:list-item>
                  <text:p text:style-name="P62">Started, some success, but sadly didn’t have enough time to talk about <text:span text:style-name="T34">that today</text:span></text:p>
                </text:list-item>
              </text:list>
            </text:list-item>
          </text:list>
        </text:list-item>
      </text:list>
      <text:p text:style-name="P117">36 – Future work</text:p>
      <text:p text:style-name="P64"/>
      <text:list xml:id="list4215672696" text:style-name="L33">
        <text:list-item>
          <text:p text:style-name="P65">What is there left to do?</text:p>
        </text:list-item>
        <text:list-item>
          <text:p text:style-name="P65">How can we improve our results further?</text:p>
        </text:list-item>
      </text:list>
      <text:p text:style-name="P64"/>
      <text:list xml:id="list195639870116308" text:continue-numbering="true" text:style-name="L33">
        <text:list-item>
          <text:p text:style-name="P65">For one: still didn’t complete the transfer of the background of the image</text:p>
        </text:list-item>
        <text:list-item>
          <text:p text:style-name="P65">Second: thought about combining skeletonization and sampling into one single step</text:p>
          <text:list>
            <text:list-item>
              <text:p text:style-name="P65">networks already know how handwriting look like</text:p>
            </text:list-item>
            <text:list-item>
              <text:p text:style-name="P65">might be able to simultaneously look at the handwriting and trace it</text:p>
              <text:list>
                <text:list-item>
                  <text:p text:style-name="P65">get direct online data from the skeletonization</text:p>
                </text:list-item>
              </text:list>
            </text:list-item>
          </text:list>
        </text:list-item>
        <text:list-item>
          <text:p text:style-name="P65">Third idea: Do direct offline-to-offline style transfer without converting it to online first</text:p>
          <text:list>
            <text:list-item>
              <text:p text:style-name="P65">recurrent network with convolutional networks attached to it on both the input and output side</text:p>
            </text:list-item>
            <text:list-item>
              <text:p text:style-name="P66">Might work, need to investigate that further</text:p>
            </text:list-item>
          </text:list>
        </text:list-item>
      </text:list>
      <text:p text:style-name="P67"/>
      <text:list xml:id="list195641246177858" text:continue-numbering="true" text:style-name="L33">
        <text:list-item>
          <text:p text:style-name="P66">but for now: thank you <text:span text:style-name="T36">very much </text:span>for your attention</text:p>
          <text:list>
            <text:list-item>
              <text:p text:style-name="P66">hope that you enjoyed this glimpse into my master’s thesi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4.1339in" style:num-format="1" style:print-orientation="landscape" fo:margin-top="0.2453in" fo:margin-bottom="0.2016in" fo:margin-left="0.2244in" fo:margin-right="0.22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8T13:13:20.826618652</meta:creation-date>
    <dc:date>2019-09-08T19:53:16.914853395</dc:date>
    <meta:editing-duration>PT3H16M19S</meta:editing-duration>
    <meta:editing-cycles>41</meta:editing-cycles>
    <meta:generator>LibreOffice/6.0.7.3$Linux_X86_64 LibreOffice_project/00m0$Build-3</meta:generator>
    <meta:document-statistic meta:table-count="0" meta:image-count="0" meta:object-count="0" meta:page-count="34" meta:paragraph-count="341" meta:word-count="3019" meta:character-count="17166" meta:non-whitespace-character-count="14751"/>
  </office:meta>
</office:document-meta>
</file>